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color="#000000" style:font-name="Times New Roman"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color="#000000" style:font-name="Times New Roman" fo:font-size="14pt" fo:language="en" fo:country="US" style:font-size-asian="14pt" style:font-size-complex="14pt"/>
    </style:style>
    <style:style style:name="T9" style:family="text">
      <style:text-properties fo:color="#000000"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дравствуйте, уважаемые члены комиссии, сегодня вашему вниманию <text:s/>хочу представить свой сайт портфолио, разработанный мной в течении <text:span text:style-name="T2">года </text:span>обучения на втором курсе по специальности «прикладная информатика». Работы представленные здесь были выполнены мной в процессе обучения по предметной области «Обработка отраслевой информации», а также во время прохождения учебной практики.</text:p>
      <text:p text:style-name="P1">Расскажу немного о себе, меня зовут Белов Кирилл, сейчас я заканчиваю второй курс по специальности «Прикладная информатика», с детства увлекался компьютерными играми и у меня была мечта создать игру, но она так и осталась всего лишь несбывшейся мечтой, по окончанию 9 класса я ходил на курсы <text:span text:style-name="T1">Web-</text:span><text:span text:style-name="T2">дизайна, но в силу некоторых обстоятельств проходил я туда недолго.</text:span></text:p>
      <text:p text:style-name="P1"><text:span text:style-name="T2">А сейчас, я <text:s/>представлю вам свои работы:</text:span></text:p>
      <text:p text:style-name="Standard"><text:span text:style-name="T6">1.</text:span><text:span text:style-name="T5"> Хочу продемонстрировать вам несколько работ выполненных мной в графическом редакторе </text:span><text:span text:style-name="T7">Photoshop. </text:span><text:span text:style-name="T5">На первом месте вы можете увидеть коллаж на тему «флаер ЧЭМК», далее идёт коллаж на свободную тему и плакат к празднику 8 февраля — День Российской науки. В основном для создания данных изображений я использовал готовые изображения с расширением </text:span><text:span text:style-name="T7">PNG(</text:span><text:span text:style-name="T3">portable network graphics, </text:span><text:span text:style-name="T4">растровый формат хранения графической информации</text:span><text:span text:style-name="T8">)</text:span></text:p>
      <text:p text:style-name="P2"><text:span text:style-name="T9">2. В рамках учебной практики мы работали с растровым графическим редактором </text:span><text:span text:style-name="T8">GIMP. </text:span><text:span text:style-name="T9">Несколько работ, выполненных мной в ходе учебной практики.</text:span></text:p>
      <text:p text:style-name="P2"><text:span text:style-name="T9">3. Далее идёт векторный графический редактор </text:span><text:span text:style-name="T8">InkScape. </text:span><text:span text:style-name="T9">В нем я создал логотип своей будущей компании и несколько видов мерчендайза для своей фирмы.</text:span></text:p>
      <text:p text:style-name="P2"><text:span text:style-name="T9">4. Следующее, что я хотел бы вам показать - это работа в текстовом редакторе </text:span><text:span text:style-name="T8">OpenOffice.org Writer.</text:span></text:p>
      <text:p text:style-name="P2"><text:span text:style-name="T9">5. Далее представлю вам работу в векторном графическом редакторе </text:span><text:span text:style-name="T8">Adobe Illustrator. </text:span><text:span text:style-name="T9">В векторных редакторах в основном я пользовался инструментам формообразования для создания более сложных фигур из простых</text:span></text:p>
      <text:p text:style-name="P2"><text:span text:style-name="T9">6. Теперь покажу вам сайт, созданный на одной из практических работ по предмету «Обработка отраслевой информации». Для создания этого сайта использовались навыки создания сайта с помощью </text:span><text:span text:style-name="T8">HTML</text:span><text:span text:style-name="T9">-кода, а также навыки работы с таблицами стилей </text:span><text:span text:style-name="T8">CSS.</text:span></text:p>
      <text:p text:style-name="P2"><text:span text:style-name="T8">7. </text:span><text:span text:style-name="T9">Думаю стоит показать работу в видеоредакторе </text:span><text:span text:style-name="T8">Adobe After Effects. </text:span><text:span text:style-name="T9">В основном я работал с созданием ключевых кадров, для создания плавных переходов и различных эффектов анимации.</text:span></text:p>
      <text:p text:style-name="P2"><text:span text:style-name="T9">8. Далее хочу показать вам, работу в программе для визуальной вёрстки документов — </text:span><text:span text:style-name="T8">Scribus. </text:span><text:span text:style-name="T9">В этой программе я создал плакат на тему «Топа 3-ех разработчиков игр на 2017 год», буклет, про разработку компьютерных игр и интерактивную презентацию по классификации игр по их жанрам.</text:span></text:p>
      <text:p text:style-name="P2"><text:span text:style-name="T9">9. А также <text:s/>хочу продемонстрировать вам работу в программе для 3</text:span><text:span text:style-name="T8">D </text:span><text:span text:style-name="T9">моделирования </text:span><text:span text:style-name="T8">SketchUp </text:span><text:span text:style-name="T9">в которой я создал модель трёхмерного дома с мебелью.</text:span></text:p>
      <text:p text:style-name="P2"><text:span text:style-name="T9"><text:tab/>В период обучения по предметной области «Обработка отраслевой </text:span><text:soft-page-break/><text:span text:style-name="T9">информации» я познакомился, а также научился работать во многих графических редакторах, таких, как </text:span><text:span text:style-name="T8">Corel Draw, Adobe Illustrator, GIMP, </text:span><text:span text:style-name="T9">узнал многое о текстовых редакторах и что немаловажно научился верстать сайты с помощью </text:span><text:span text:style-name="T8">HTML </text:span><text:span text:style-name="T9">кода и таблиц стилей </text:span><text:span text:style-name="T8">CSS.</text:span></text:p>
      <text:p text:style-name="P4">Спасибо за внимание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5T12:33:03.48</meta:creation-date>
    <dc:date>2017-06-25T18:57:11.96</dc:date>
    <meta:editing-duration>PT27M43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14" meta:word-count="428" meta:character-count="2977"/>
  </office:meta>
</office:document-meta>
</file>